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899" officeooo:paragraph-rsid="00084899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4899" officeooo:paragraph-rsid="00084899" style:font-weight-asian="bold" style:font-weight-complex="bold"/>
    </style:style>
    <style:style style:name="P3" style:family="paragraph" style:parent-style-name="Standard" style:list-style-name="L1">
      <style:text-properties officeooo:paragraph-rsid="00084899"/>
    </style:style>
    <style:style style:name="P4" style:family="paragraph" style:parent-style-name="Standard" style:list-style-name="L1">
      <style:text-properties officeooo:rsid="000a2a68" officeooo:paragraph-rsid="000a2a68"/>
    </style:style>
    <style:style style:name="T1" style:family="text">
      <style:text-properties officeooo:rsid="0008489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nsenet Training insights:</text:p>
      <text:p text:style-name="P1"/>
      <text:list xml:id="list835058902" text:style-name="L1">
        <text:list-item>
          <text:p text:style-name="P3"><text:span text:style-name="T1">We need → low zero sample drop rate → 0.2 leads to many degenerate solutions</text:span></text:p>
        </text:list-item>
        <text:list-item>
          <text:p text:style-name="P4">1 layer with 128 seems to be undefitting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0.501315865</meta:creation-date>
    <dc:date>2024-09-10T09:53:15.404590608</dc:date>
    <meta:editing-duration>PT2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8" meta:character-count="145" meta:non-whitespace-character-count="122"/>
  </office:meta>
</office:document-meta>
</file>